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080a0c" officeooo:paragraph-rsid="00080a0c" style:font-size-asian="15pt" style:font-size-complex="15pt"/>
    </style:style>
    <style:style style:name="P2" style:family="paragraph" style:parent-style-name="Text_20_body" style:list-style-name="L1"/>
    <style:style style:name="P3" style:family="paragraph" style:parent-style-name="Text_20_body" style:list-style-name="L3">
      <style:text-properties officeooo:paragraph-rsid="0004838a"/>
    </style:style>
    <style:style style:name="P4" style:family="paragraph" style:parent-style-name="Text_20_body" style:list-style-name="L3">
      <style:text-properties officeooo:rsid="0004838a" officeooo:paragraph-rsid="0004838a"/>
    </style:style>
    <style:style style:name="P5" style:family="paragraph" style:parent-style-name="Text_20_body" style:list-style-name="L3">
      <style:text-properties officeooo:rsid="00053652" officeooo:paragraph-rsid="00053652"/>
    </style:style>
    <style:style style:name="P6" style:family="paragraph" style:parent-style-name="Text_20_body" style:list-style-name="L3">
      <style:text-properties officeooo:rsid="0007d440" officeooo:paragraph-rsid="0007d440"/>
    </style:style>
    <style:style style:name="P7" style:family="paragraph" style:parent-style-name="Text_20_body" style:list-style-name="L3">
      <style:text-properties officeooo:rsid="00061533" officeooo:paragraph-rsid="00061533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text-properties officeooo:rsid="0007681d" officeooo:paragraph-rsid="0007681d"/>
    </style:style>
    <style:style style:name="P16" style:family="paragraph" style:parent-style-name="Text_20_body" style:list-style-name="L10">
      <style:text-properties officeooo:rsid="0007c29a" officeooo:paragraph-rsid="0007c29a"/>
    </style:style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2">
      <style:text-properties officeooo:rsid="0007ec39" officeooo:paragraph-rsid="0007ec39"/>
    </style:style>
    <style:style style:name="P20" style:family="paragraph" style:parent-style-name="Text_20_body" style:list-style-name="L1">
      <style:text-properties officeooo:rsid="00091636" officeooo:paragraph-rsid="00091636"/>
    </style:style>
    <style:style style:name="P21" style:family="paragraph" style:parent-style-name="Text_20_body" style:list-style-name="L3">
      <style:text-properties officeooo:rsid="0009c4d8" officeooo:paragraph-rsid="0009c4d8"/>
    </style:style>
    <style:style style:name="P22" style:family="paragraph" style:parent-style-name="Text_20_body" style:list-style-name="L11">
      <style:text-properties officeooo:rsid="0009c4d8" officeooo:paragraph-rsid="0009c4d8"/>
    </style:style>
    <style:style style:name="P23" style:family="paragraph" style:parent-style-name="Text_20_body" style:list-style-name="L1">
      <style:text-properties officeooo:rsid="000cd8d1" officeooo:paragraph-rsid="000cd8d1"/>
    </style:style>
    <style:style style:name="T1" style:family="text">
      <style:text-properties officeooo:rsid="0004838a"/>
    </style:style>
    <style:style style:name="T2" style:family="text">
      <style:text-properties officeooo:rsid="0007ec39"/>
    </style:style>
    <style:style style:name="T3" style:family="text">
      <style:text-properties officeooo:rsid="00080a0c"/>
    </style:style>
    <style:style style:name="T4" style:family="text">
      <style:text-properties officeooo:rsid="00091636"/>
    </style:style>
    <style:style style:name="T5" style:family="text">
      <style:text-properties officeooo:rsid="0009c4d8"/>
    </style:style>
    <style:style style:name="T6" style:family="text">
      <style:text-properties officeooo:rsid="000cd8d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ón a la Estadistica Espacial Aplicada con R</text:p>
      <text:list xml:id="list3779424229" text:style-name="L1">
        <text:list-header>
          <text:p text:style-name="P2"/>
        </text:list-header>
        <text:list-item>
          <text:p text:style-name="P20">Introducción a la Estadística Espacial</text:p>
          <text:list>
            <text:list-item>
              <text:p text:style-name="P20">Procesos Estocásticos.</text:p>
            </text:list-item>
            <text:list-item>
              <text:p text:style-name="P20">Procesos puntuales, marcados y no marcados.</text:p>
            </text:list-item>
            <text:list-item>
              <text:p text:style-name="P23">Carga de Datos en formato Shape (SHP)</text:p>
            </text:list-item>
          </text:list>
        </text:list-item>
      </text:list>
      <text:list xml:id="list900380796" text:style-name="L3">
        <text:list-item>
          <text:p text:style-name="P4">Tipos de Datos Espaciales. <text:span text:style-name="T3">Ejemplificación con datos reales y con los paquetes “terra” y “sf”. </text:span></text:p>
          <text:list>
            <text:list-item>
              <text:p text:style-name="P4"><text:span text:style-name="T4">Datos </text:span>Vectoriales: <text:span text:style-name="T4">puntos, lineas y polígonos.</text:span></text:p>
            </text:list-item>
            <text:list-item>
              <text:p text:style-name="P21">El sesgo por MAUP</text:p>
            </text:list-item>
            <text:list-item>
              <text:p text:style-name="P4">Rasters</text:p>
            </text:list-item>
            <text:list-item>
              <text:p text:style-name="P5">Mapas</text:p>
            </text:list-item>
            <text:list-item>
              <text:p text:style-name="P6">Sistemas de Proyecciones</text:p>
            </text:list-item>
          </text:list>
        </text:list-item>
        <text:list-item>
          <text:p text:style-name="P7">Manipulación y Algebra de Objetos Espaciales</text:p>
          <text:list>
            <text:list-item>
              <text:p text:style-name="P7">Unión, Intersección, Over, etc.</text:p>
            </text:list-item>
            <text:list-item>
              <text:p text:style-name="P7">Rasterización</text:p>
            </text:list-item>
            <text:list-item>
              <text:p text:style-name="P7">Funciones Focales</text:p>
            </text:list-item>
            <text:list-item>
              <text:p text:style-name="P7">Conversiones <text:span text:style-name="T2">entre Tipos de Objetos/clases</text:span></text:p>
            </text:list-item>
          </text:list>
        </text:list-item>
        <text:list-item>
          <text:p text:style-name="P3"><text:span text:style-name="T1">Herramientas de Visualización</text:span> de Datos Espaciales</text:p>
        </text:list-item>
      </text:list>
      <text:list xml:id="list4089007034" text:style-name="L4">
        <text:list-item>
          <text:list>
            <text:list-item>
              <text:p text:style-name="P8">Mapeos con Leaflet, plotly y ggmap</text:p>
            </text:list-item>
            <text:list-item>
              <text:p text:style-name="P8">Prototipado: Shiny</text:p>
            </text:list-item>
          </text:list>
        </text:list-item>
      </text:list>
      <text:list xml:id="list1384325891" text:style-name="L5">
        <text:list-item>
          <text:p text:style-name="P9">Análisis de Concentración Espacial</text:p>
        </text:list-item>
      </text:list>
      <text:list xml:id="list2637196732" text:style-name="L6">
        <text:list-item>
          <text:list>
            <text:list-item>
              <text:p text:style-name="P10">Estimación de la Densidad Espacial</text:p>
            </text:list-item>
            <text:list-item>
              <text:p text:style-name="P10">Índice de Moran, función K de Ripley</text:p>
            </text:list-item>
          </text:list>
        </text:list-item>
      </text:list>
      <text:list xml:id="list3278227906" text:style-name="L7">
        <text:list-item>
          <text:p text:style-name="P11">Métodos de Segmentación Espacial</text:p>
        </text:list-item>
      </text:list>
      <text:list xml:id="list2574418521" text:style-name="L8">
        <text:list-item>
          <text:list>
            <text:list-item>
              <text:p text:style-name="P12">PAM</text:p>
            </text:list-item>
            <text:list-item>
              <text:p text:style-name="P12">Dbscan</text:p>
            </text:list-item>
            <text:list-item>
              <text:p text:style-name="P12">Mean-Shift</text:p>
            </text:list-item>
          </text:list>
        </text:list-item>
      </text:list>
      <text:list xml:id="list441012665" text:style-name="L9">
        <text:list-item>
          <text:p text:style-name="P13">Modelado Estadístico de Datos Espaciales</text:p>
        </text:list-item>
      </text:list>
      <text:list xml:id="list3029600323" text:style-name="L10">
        <text:list-item>
          <text:list>
            <text:list-item>
              <text:p text:style-name="P15">Interpolación Espacial</text:p>
              <text:list>
                <text:list-item>
                  <text:p text:style-name="P16">IDW</text:p>
                </text:list-item>
                <text:list-item>
                  <text:p text:style-name="P16">KNN</text:p>
                </text:list-item>
                <text:list-item>
                  <text:p text:style-name="P16"><text:soft-page-break/>Celdas de Voronoi</text:p>
                </text:list-item>
              </text:list>
            </text:list-item>
            <text:list-item>
              <text:p text:style-name="P14">Krigging</text:p>
            </text:list-item>
            <text:list-item>
              <text:p text:style-name="P14">GLM</text:p>
            </text:list-item>
          </text:list>
        </text:list-item>
      </text:list>
      <text:list xml:id="list1093302171" text:style-name="L11">
        <text:list-item>
          <text:p text:style-name="P22">Taller 1: Trabajo con Datos Inmobiliarios</text:p>
          <text:list>
            <text:list-item>
              <text:p text:style-name="P22">Representación</text:p>
            </text:list-item>
            <text:list-item>
              <text:p text:style-name="P22">Análisis de densidad y concetración</text:p>
            </text:list-item>
            <text:list-item>
              <text:p text:style-name="P22">Modelado del precio <text:span text:style-name="T6">de las propiedades</text:span></text:p>
            </text:list-item>
          </text:list>
        </text:list-item>
        <text:list-item>
          <text:p text:style-name="P17"><text:span text:style-name="T5">Taller 2: </text:span>Trabajo con Datos Satelitales</text:p>
        </text:list-item>
      </text:list>
      <text:list xml:id="list2968039341" text:style-name="L12">
        <text:list-item>
          <text:list>
            <text:list-item>
              <text:p text:style-name="P18">Captura de Datos</text:p>
            </text:list-item>
            <text:list-item>
              <text:p text:style-name="P18">Análisis Simple/Multi bBanda</text:p>
            </text:list-item>
            <text:list-item>
              <text:p text:style-name="P18">Perfiles Espectrales e Índices</text:p>
            </text:list-item>
            <text:list-item>
              <text:p text:style-name="P19">Desarrollo de un Producto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15:45:55.149470916</meta:creation-date>
    <dc:date>2021-10-13T13:46:28.727275986</dc:date>
    <meta:editing-duration>PT5H18M4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206" meta:character-count="1217" meta:non-whitespace-character-count="1093"/>
  </office:meta>
</office:document-meta>
</file>